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🔮 Delphya Oráculos</text:h>
      <text:p text:style-name="Text_20_body"><text:span text:style-name="Strong_20_Emphasis">Um templo virtual onde a sabedoria ancestral encontra a alma do presente.</text:span><text:line-break/>Este é o site oficial da Delphya Oráculos, um espaço sagrado de orientação, acolhimento e conexão espiritual.</text:p>
      <text:p text:style-name="Horizontal_20_Line"/>
      <text:h text:style-name="Heading_20_3" text:outline-level="3">✨ Sobre o projeto</text:h>
      <text:p text:style-name="Text_20_body">Este projeto é uma página estática com layout responsivo, feita com HTML e CSS puro.<text:line-break/>Ele foi inspirado nas sacerdotisas de Delfos e criado com o intuito de apresentar os serviços, missão e essência da Delphya.</text:p>
      <text:p text:style-name="Horizontal_20_Line"/>
      <text:h text:style-name="Heading_20_3" text:outline-level="3">🛠 Tecnologias utilizadas</text:h>
      <text:list text:style-name="L1">
        <text:list-item>
          <text:p text:style-name="P3">HTML5</text:p>
        </text:list-item>
        <text:list-item>
          <text:p text:style-name="P3">CSS3</text:p>
        </text:list-item>
        <text:list-item>
          <text:p text:style-name="P3"><text:a xlink:type="simple" xlink:href="https://fonts.google.com/" office:target-frame-name="_new" xlink:show="replace" text:style-name="Internet_20_link" text:visited-style-name="Visited_20_Internet_20_Link">Google Fonts</text:a></text:p>
        </text:list-item>
        <text:list-item>
          <text:p text:style-name="P3">💡 (em breve: Backend em Python ou Java, integração com formulários, etc.)</text:p>
        </text:list-item>
      </text:list>
      <text:p text:style-name="Horizontal_20_Line"/>
      <text:h text:style-name="Heading_20_3" text:outline-level="3">🚀 Como rodar o projeto localmente</text:h>
      <text:list text:style-name="L2">
        <text:list-item>
          <text:p text:style-name="P4"><text:span text:style-name="Strong_20_Emphasis">Clone o repositório:</text:span></text:p>
          <text:p text:style-name="P1">bash</text:p>
          <text:p text:style-name="P1">CopiarEditar</text:p>
          <text:p text:style-name="P2"><text:span text:style-name="Source_20_Text">git clone git@github.com:hydemaria/delphya-oraculos.git</text:span></text:p>
        </text:list-item>
        <text:list-item>
          <text:p text:style-name="P4"><text:span text:style-name="Strong_20_Emphasis">Entre na pasta do projeto:</text:span></text:p>
          <text:p text:style-name="P1">bash</text:p>
          <text:p text:style-name="P1">CopiarEditar</text:p>
          <text:p text:style-name="P2"><text:span text:style-name="Source_20_Text">cd delphya-oraculos</text:span></text:p>
        </text:list-item>
        <text:list-item>
          <text:p text:style-name="P4"><text:span text:style-name="Strong_20_Emphasis">Abra o arquivo </text:span><text:span text:style-name="Strong_20_Emphasis"><text:span text:style-name="Source_20_Text">index.html</text:span></text:span><text:span text:style-name="Strong_20_Emphasis"> no seu navegador favorito.</text:span></text:p>
          <text:p text:style-name="P4">Você pode:</text:p>
          <text:list>
            <text:list-item>
              <text:p text:style-name="P4">Dar dois cliques no arquivo <text:span text:style-name="Source_20_Text">index.html</text:span></text:p>
            </text:list-item>
            <text:list-item>
              <text:p text:style-name="P4">Usar a extensão <text:span text:style-name="Emphasis">Live Server</text:span> no VS Code</text:p>
            </text:list-item>
            <text:list-item>
              <text:p text:style-name="P4">Ou rodar um servidor local com Python:</text:p>
              <text:p text:style-name="P1">bash</text:p>
              <text:p text:style-name="P1">CopiarEditar</text:p>
              <text:p text:style-name="P2"><text:span text:style-name="Source_20_Text">python -m http.server</text:span></text:p>
              <text:p text:style-name="P4">Acesse <text:span text:style-name="Source_20_Text">http://localhost:8000</text:span></text:p>
            </text:list-item>
          </text:list>
        </text:list-item>
      </text:list>
      <text:p text:style-name="Horizontal_20_Line"><text:soft-page-break/></text:p>
      <text:h text:style-name="Heading_20_3" text:outline-level="3">📷 Print do site (opcional)</text:h>
      <text:p text:style-name="Text_20_body"><text:span text:style-name="Emphasis">Insira aqui uma imagem ou gif mostrando como o site está ficando!</text:span></text:p>
      <text:p text:style-name="Horizontal_20_Line"/>
      <text:h text:style-name="Heading_20_3" text:outline-level="3">🧙‍♀️ Autoria</text:h>
      <text:p text:style-name="Text_20_body">Projeto criado por <text:a xlink:type="simple" xlink:href="https://github.com/hydemaria" office:target-frame-name="_new" xlink:show="replace" text:style-name="Internet_20_link" text:visited-style-name="Visited_20_Internet_20_Link">Hyde Maria</text:a> — bruxa, cartomante e desenvolvedora em ascensão 🌕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23:35:35.960779869</meta:creation-date>
    <dc:date>2025-07-14T23:35:57.224851874</dc:date>
    <meta:editing-duration>PT22S</meta:editing-duration>
    <meta:editing-cycles>1</meta:editing-cycles>
    <meta:document-statistic meta:table-count="0" meta:image-count="0" meta:object-count="0" meta:page-count="2" meta:paragraph-count="31" meta:word-count="197" meta:character-count="1168" meta:non-whitespace-character-count="1015"/>
    <meta:generator>LibreOffice/24.2.7.2$Linux_X86_64 LibreOffice_project/420$Build-2</meta:generator>
  </office:meta>
</office:document-meta>
</file>